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15.69cm" fo:margin-left="1.311cm" fo:margin-right="-0.002cm" table:align="margins"/>
    </style:style>
    <style:style style:name="Tabelle1.A" style:family="table-column">
      <style:table-column-properties style:column-width="7.198cm" style:rel-column-width="4081*"/>
    </style:style>
    <style:style style:name="Tabelle1.B" style:family="table-column">
      <style:table-column-properties style:column-width="8.49cm" style:rel-column-width="4813*"/>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Heading_20_1">
      <style:paragraph-properties fo:text-align="center" style:justify-single-word="false">
        <style:tab-stops>
          <style:tab-stop style:position="6.694cm"/>
        </style:tab-stops>
      </style:paragraph-properties>
      <style:text-properties fo:font-size="16pt" style:font-size-asian="16pt" style:font-size-complex="16pt"/>
    </style:style>
    <style:style style:name="P2" style:family="paragraph" style:parent-style-name="Text_20_body">
      <style:paragraph-properties fo:text-align="start" style:justify-single-word="false"/>
    </style:style>
    <style:style style:name="P3" style:family="paragraph" style:parent-style-name="Text_20_body" style:list-style-name="L2"/>
    <style:style style:name="P4" style:family="paragraph" style:parent-style-name="Text_20_body">
      <style:text-properties fo:font-weight="bold" style:font-weight-asian="bold" style:font-weight-complex="bold"/>
    </style:style>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able_20_Contents">
      <style:paragraph-properties fo:text-align="center" style:justify-single-word="false"/>
    </style:style>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text-properties fo:font-style="italic" style:font-style-asian="italic" style:font-style-complex="italic"/>
    </style:style>
    <style:style style:name="P13" style:family="paragraph" style:parent-style-name="Text_20_body" style:list-style-name="L9"/>
    <style:style style:name="P14" style:family="paragraph" style:parent-style-name="Text_20_body" style:list-style-name="L10">
      <style:paragraph-properties fo:margin-left="0cm" fo:margin-right="0cm" fo:text-indent="0cm" style:auto-text-indent="false"/>
    </style:style>
    <style:style style:name="P15" style:family="paragraph" style:parent-style-name="Text_20_body" style:list-style-name="L11"/>
    <style:style style:name="P16" style:family="paragraph" style:parent-style-name="Text_20_body" style:list-style-name="L12"/>
    <style:style style:name="T1" style:family="text">
      <style:text-properties style:text-underline-style="solid" style:text-underline-width="auto" style:text-underline-color="font-color"/>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Faktor-IPS: Attribute Value Constraints</text:h>
      <text:p text:style-name="P2"/>
      <text:p text:style-name="Horizontal_20_Line"/>
      <text:p text:style-name="Text_20_body">Die Werte, die ein Objekt für ein Attribut annehmen kann, sind häufig durch fachliche Regeln beschränkt. Wir bezeichnen solche Regeln als Attribute Value Constraints. </text:p>
      <text:p text:style-name="Text_20_body">Beispiele:</text:p>
      <text:list text:style-name="L2">
        <text:list-item>
          <text:p text:style-name="P3">Die Versicherungssumme darf nur 1, 3 oder 5 Mio Euro betragen.</text:p>
        </text:list-item>
        <text:list-item>
          <text:p text:style-name="P3">Ist kein Selbstbehalt vereinbart dürfen nur 3 und 5 Mio Euro als Versicherungssumme vereinbart werden.</text:p>
        </text:list-item>
        <text:list-item>
          <text:p text:style-name="P3">Die Versicherungssumme muss mindestens 10.000 Euro und nicht mehr als 2000 Euro pro <text:s/>qm Wohnfläche betragen.</text:p>
        </text:list-item>
      </text:list>
      <text:p text:style-name="Text_20_body">Die Beispiele zeigen bereits, dass es unterschiedliche Typen von Attribute Value Constraints gibt. Zur Beschreibung der unterschiedlichen Typen, kategorisieren wir zunächst Mengen von zulässigen Werten nach den folgenden drei Kriterien. </text:p>
      <text:p text:style-name="P4">1.) Nach der Art der zulässigen Wertemenge</text:p>
      <text:list text:style-name="L3">
        <text:list-item>
          <text:p text:style-name="P5">Bereiche<text:line-break/>Beispiel: Das Alter des Versicherungsnehmer muss zwischen 18 und 99 Jahren liegen.</text:p>
        </text:list-item>
        <text:list-item>
          <text:p text:style-name="P5">Aufzählungen<text:line-break/>Beispiel: Erlaubt sind die Versicherungssummen 1, 3 und 5 Mio. Euro.</text:p>
        </text:list-item>
        <text:list-item>
          <text:p text:style-name="P5">Sonstige<text:line-break/>Zum Beispiel kann man die zulässigen Werte für Attribute vom Datentyp String durch reguläre Ausdrücke beschreiben. Diese werden hier erst einmal nicht weiter betrachtet.</text:p>
        </text:list-item>
      </text:list>
      <text:p text:style-name="P4">2.) Nach der Abhängigkeit der Menge der zulässigen Werte von anderen Objekteigenschaften</text:p>
      <text:list text:style-name="L4">
        <text:list-item>
          <text:p text:style-name="P6">unabhängig / konstant<text:line-break/>Die Menge der zulässigen Werte ist unabhängig von andern Objekteigenschaften und konstant.<text:line-break/>Beispiel: Zulässig sind die Versicherungssummen 1, 3 und 5 Mio, unabhängig von andern Vertragseigenschaften wie Selbstbehalt, Alter des Versicherungsnehmes.</text:p>
        </text:list-item>
        <text:list-item>
          <text:p text:style-name="P6">abhängig / berechnet<text:line-break/>Die Menge der zulässigen Werte ist nicht konstant sondern abhängig von anderen Objekteigenschaften. Die für ein Attribut zulässigen Werte werden auf Basis des Objektzustandes ermittelt/berechnet. <text:line-break/>Beispiel: Zulässig sind die Versicherungssummen 3 und 5 Mio. Ist ein Selbstbehalt vereinbart, kann auch 1 Mio vereinbart werden.</text:p>
        </text:list-item>
      </text:list>
      <text:p text:style-name="Text_20_body">Wird die Menge der zulässigen Werte abhängig vom Objektzustand berechnet, dann kann man zusätzlich die konstante, vom Objektzustand unabhängig Obermenge für die zulässigen Werte angeben. Die berechneten, vom Objektzustand abhängigen Wertemengen sind immer eine Teilmenge dieser Obermenge. </text:p>
      <text:p text:style-name="Text_20_body">Für das obige Beispiel hat man z. B. die konstante Menge 1, 3 und 5 Mio. Abhängig vom Vorhandensein des Selbstbehaltes sind allerdings nur 3 und 5 Mio zulässig. <text:s/><text:line-break/></text:p>
      <text:p text:style-name="Text_20_body">Bei abhängigen/berechneten Wertemengen gibt es bei genauerer Betrachtung zwei Varianten. Wir diskutieren sie an den folgenden zwei Beispiel:</text:p>
      <text:list text:style-name="L5">
        <text:list-item>
          <text:p text:style-name="P7">Als Versicherungssumme sind 3 und 5 Mio erlaubt. Für Versicherungsnehmer die nicht älter als 25 sind zusätzlich noch eine eine 1 Mio.</text:p>
        </text:list-item>
        <text:list-item>
          <text:p text:style-name="P7">Als Versicherungssumme sind prinzipiell 1, 3 und 5 erlaubt, als Selbstbehalte 0, 150 und 300. Die folgenden Tabelle zeigt die erlaubten Kombinationen:</text:p>
        </text:list-item>
      </text:list>
      <table:table table:name="Tabelle1" table:style-name="Tabelle1">
        <table:table-column table:style-name="Tabelle1.A"/>
        <table:table-column table:style-name="Tabelle1.B"/>
        <table:table-header-rows>
          <table:table-row>
            <table:table-cell table:style-name="Tabelle1.A1" office:value-type="string">
              <text:p text:style-name="Table_20_Heading">Versicherungssumme</text:p>
            </table:table-cell>
            <table:table-cell table:style-name="Tabelle1.B1" office:value-type="string">
              <text:p text:style-name="Table_20_Heading">Selbstbehalt</text:p>
            </table:table-cell>
          </table:table-row>
        </table:table-header-rows>
        <table:table-row>
          <table:table-cell table:style-name="Tabelle1.A2" office:value-type="string">
            <text:p text:style-name="P8">1 Mio </text:p>
          </table:table-cell>
          <table:table-cell table:style-name="Tabelle1.B2" office:value-type="string">
            <text:p text:style-name="P8">0</text:p>
          </table:table-cell>
        </table:table-row>
        <table:table-row>
          <table:table-cell table:style-name="Tabelle1.A2" office:value-type="string">
            <text:p text:style-name="P8">1 Mio</text:p>
          </table:table-cell>
          <table:table-cell table:style-name="Tabelle1.B2" office:value-type="string">
            <text:p text:style-name="P8">150</text:p>
          </table:table-cell>
        </table:table-row>
        <table:table-row>
          <table:table-cell table:style-name="Tabelle1.A2" office:value-type="string">
            <text:p text:style-name="P8">1 Mio</text:p>
          </table:table-cell>
          <table:table-cell table:style-name="Tabelle1.B2" office:value-type="string">
            <text:p text:style-name="P8">300</text:p>
          </table:table-cell>
        </table:table-row>
        <table:table-row>
          <table:table-cell table:style-name="Tabelle1.A2" office:value-type="string">
            <text:p text:style-name="P8">3 Mio</text:p>
          </table:table-cell>
          <table:table-cell table:style-name="Tabelle1.B2" office:value-type="string">
            <text:p text:style-name="P8">150</text:p>
          </table:table-cell>
        </table:table-row>
        <table:table-row>
          <table:table-cell table:style-name="Tabelle1.A2" office:value-type="string">
            <text:p text:style-name="P8">3 Mio</text:p>
          </table:table-cell>
          <table:table-cell table:style-name="Tabelle1.B2" office:value-type="string">
            <text:p text:style-name="P8">300</text:p>
          </table:table-cell>
        </table:table-row>
        <table:table-row>
          <table:table-cell table:style-name="Tabelle1.A2" office:value-type="string">
            <text:p text:style-name="P8">5 Mio</text:p>
          </table:table-cell>
          <table:table-cell table:style-name="Tabelle1.B2" office:value-type="string">
            <text:p text:style-name="P8">300</text:p>
          </table:table-cell>
        </table:table-row>
      </table:table>
      <text:list text:style-name="L5" text:continue-numbering="true">
        <text:list-header>
          <text:p text:style-name="P7"/>
        </text:list-header>
      </text:list>
      <text:p text:style-name="Text_20_body">Der Unterschied zwischen den beiden Beispiel liegt darin, dass es beim ersten Beispiel sinnvoll ist, die Contraint ausschließlich als Einschränkung auf die Versicherungssumme zu verstehen. Für einen VN steht das Alter fest und mit dieser Information können die möglichen Versicherungssummen ermittelt werden. Die Information bis zu welchem Alter eine gegebene Versicherungssumme gewählt werden kann, wird i.d.R. nicht benötigt. Beim zweiten Beispiel sind beide Attribute prinzipiell frei wählbar und nicht durch den VN (oder das versicherte Objekt etc.) vorgegeben. Das zweite Beispiel stellt somit eine Einschränkung auf die zulässigen Werte beider Attribute dar. </text:p>
      <text:p text:style-name="P4">3.) Nach dem „Ort“ der Ablage der zulässigen Werte</text:p>
      <text:list text:style-name="L6">
        <text:list-item>
          <text:p text:style-name="P9">im Modell<text:line-break/>Die zulässigen Werte sind im Modell in Form von Konstanten oder Berechnungsvorschriften festgelegt. </text:p>
        </text:list-item>
        <text:list-item>
          <text:p text:style-name="P9">in der Produktkonfiguration<text:line-break/>Die zulässigen Werte sind in Form von Konstanten oder Berechnungvorschriften Teil der Konfigurationsdaten. Die zulässigen Konfigurationsmöglichkeiten können (müssen aber nicht) durch Definition im Modell eingeschränkt sein. So kann zum Beispiel im Modell hinterlegt sein, dass es die Zahlungsweisen 1, 2, 4, 12 gibt. In der Produktkonfiguration kann eine Teilmenge dieser Zahlweisen, als die im Produkt erlaubten hinterlegt werden. Es könnte aber keine Zahlweise 5 definiert werden.</text:p>
        </text:list-item>
      </text:list>
      <text:p text:style-name="Text_20_body">Dieses letzte Kriterium kann man natürlich auch als Spezialfall des zweiten sehen, da das Produkt, auf dem ein Vertrag basiert, eine Vertragseigenschaft darstellt. Wegen der besonderen Bedeutung (für Faktor-IPS) behandeln wir dies aber getrennt.</text:p>
      <text:h text:style-name="Heading_20_1" text:outline-level="1">Bereichs-Constraint für ein Attribut</text:h>
      <text:p text:style-name="Text_20_body">Mit der Modellierung einer Bereichs-Constraint wird im Modell festgelegt, dass die zulässigen Werte eines Attributes durch einen Bereich eingeschränkt sind. Eine Bereichs-Contraint hat die folgenden Eigenschaften:</text:p>
      <text:list text:style-name="L7">
        <text:list-item>
          <text:p text:style-name="P10">Das Attribute welches eingeschränkt wird.</text:p>
        </text:list-item>
        <text:list-item>
          <text:p text:style-name="P10">Modellseitiger konstanter Bereich als Obermenge der zulässigen Werte.</text:p>
        </text:list-item>
      </text:list>
      <text:list text:style-name="L8">
        <text:list-item>
          <text:p text:style-name="P11">Berechneter Bereich ja/nein</text:p>
        </text:list-item>
        <text:list-item>
          <text:p text:style-name="P11">Art der Konfiguration<text:line-break/> - keine Konfiguration möglich<text:line-break/> - Definition einer konstanten Teilmenge (nur falls keine berechneter Bereich)<text:line-break/> - Berechnungsvorschrift für Ober- und Untermengen. (nur falls berechneter Bereich)</text:p>
        </text:list-item>
        <text:list-item>
          <text:p text:style-name="P11">Fehlermeldung falls die Constraint verletzt wird.</text:p>
        </text:list-item>
      </text:list>
      <text:p text:style-name="P12">Aktueller Stand: </text:p>
      <text:p text:style-name="P12">Modellseitiger konstanter Bereich als Obermenge der zulässigen Werte wird am Attribut definiert. Konfigurationsmöglichkeit Keine = not product relevant. <text:line-break/>Konfigurationsmöglichkeit Konstante Teilmenge = product relevant. <text:line-break/>Berechnungsvorschriften auf Produktseite fehlen.</text:p>
      <text:h text:style-name="Heading_20_1" text:outline-level="1">Aufzählungs-Constraint für ein Attribut </text:h>
      <text:p text:style-name="Text_20_body">Mit der Modellierung einer Aufzählungs-Constraint wird im Modell festgelegt, dass die zulässigen Werte eines Attributes durch eine Aufzählung eingeschränkt sind. Eine Aufzählungs-Constraint hat die folgenden Eigenschaften:</text:p>
      <text:list text:style-name="L9">
        <text:list-item>
          <text:p text:style-name="P13">Das Attribute welches eingeschränkt wird.</text:p>
        </text:list-item>
        <text:list-item>
          <text:p text:style-name="P13">Modellseitige Aufzählung als Obermenge der zulässigen Werte<text:line-break/>Häufig werden bei Aufzählungen modellseitig die zulässigen Werte nicht eingeschränkt. So ist es zum Beispiel nicht sinnvoll die möglichen Versicherungssummen bereits im Modell vorzugeben. Die erlaubten Versicherungssummen werden ausschließlich konfiguriert.<text:line-break/>Wenn im Modell Aufzählungen angegeben werden, dann haben sie i.d.R. den Charakter von EnumDatatypes. Hinterlegt man im Modell, dass für das Attribut „Zahlweise“ die Werte 1, 2, 4, 12 erlaubt sind, könnte man Alternativ hierzu einen Datentyp Zahlweise einführen.</text:p>
        </text:list-item>
        <text:list-item>
          <text:p text:style-name="P13">Berechnete Aufzählung ja/nein</text:p>
        </text:list-item>
        <text:list-item>
          <text:p text:style-name="P13">Art der Konfiguration<text:line-break/> - keine Konfiguration möglich<text:line-break/> - Definition einer konstanten Teilmenge <text:line-break/> <text:s text:c="2"/>(falls im Modell eine Obermenge definiert wurde und berechnet=nein)<text:line-break/> - Aufzählung der erlaubten Werte <text:line-break/> <text:s text:c="2"/>(falls im Modell <text:span text:style-name="T1">keine</text:span> Obermenge definiert wurde und berechnet=“nein“)<text:line-break/> - Berechnungsvorschrift zur Ermittlung einer Teilmenge<text:line-break/> <text:s text:c="2"/>(falls im Modell eine Obermenge definiert wurde und berechnet=“ja“)<text:line-break/> - Aufzählung der erlaubten Werte und Berechnungsvorschrift für zustandsabhängige <text:line-break/> <text:s text:c="2"/>Einschränkungen.<text:line-break/> <text:s/>(falls im Modell <text:span text:style-name="T1">keine</text:span> Obermenge definiert wurde und berechnet=ja)</text:p>
        </text:list-item>
        <text:list-item>
          <text:p text:style-name="P13">Fehlermeldung falls die Constraint verletzt wird.</text:p>
        </text:list-item>
      </text:list>
      <text:p text:style-name="P12">Aktueller Stand: </text:p>
      <text:p text:style-name="P12">Modellseitiger Aufzählung als Obermenge der zulässigen Werte wird am Attribut definiert. <text:line-break/>Art der Konfiguration-Keine: entspricht not product relevant. <text:line-break/>Konfigurationsmöglichkeit-Konstante Teilmenge: entspricht product relevant<text:line-break/>Alle anderen Arten werden nicht unterstützt.</text:p>
      <text:h text:style-name="Heading_20_1" text:outline-level="1">Genereller Wertemengen-Constraint</text:h>
      <text:p text:style-name="Text_20_body">Mit der Modellierung dieser Constraint wird im Modell festgelegt, dass die zulässigen Werte eines Attributes eingeschränkt sind. Es ist aber nicht festgelegt, ob es sich hierbei um einen Bereich oder eine Aufzählung handelt. Darüber hinaus wird im Modell keine weitere Einschränkung hinterlegt. Die Definition der zulässigen Werte inklusive der Entscheidung ob Bereich oder Aufzählung erfolgt im Modell. Diese Constraint hat die folgenden Eigenschaften:</text:p>
      <text:list text:style-name="L10">
        <text:list-item>
          <text:p text:style-name="P14">Das Attribute welches eingeschränkt wird.</text:p>
        </text:list-item>
        <text:list-item>
          <text:p text:style-name="P14">Art der Konfiguration<text:line-break/> - Definition eines konstanten Bereichs oder einer konstanten Aufzählung möglich<text:line-break/> - Definition einer Berechnungsvorschrift für den Bereichs oder einer konstanten Aufzählung als Obermenge inkusive Berechnungsvorschrift zur Ermittlung der Teilmenge in Abhängigkeit vom Objektzustand.</text:p>
        </text:list-item>
      </text:list>
      <text:list text:style-name="L11">
        <text:list-item>
          <text:p text:style-name="P15">Fehlermeldung falls die Constraint verletzt wird.</text:p>
        </text:list-item>
      </text:list>
      <text:p text:style-name="P12">Aktueller Stand: Geht gar nicht.</text:p>
      <text:h text:style-name="Heading_20_1" text:outline-level="1">Aufzählungs-Constraint für gleichberechtigte Attribute </text:h>
      <text:p text:style-name="Text_20_body">Mit der Modellierung dieser Constraint wird im Modell festgelegt, dass für bestimmte Attribute nur bestimmte Kombinationen an Werten zulässig sind. Diese Constraint hat die folgenden Eigenschaften:</text:p>
      <text:list text:style-name="L12">
        <text:list-item>
          <text:p text:style-name="P16">Liste der gleichberechtigten Attribute</text:p>
        </text:list-item>
        <text:list-item>
          <text:p text:style-name="P16">Fehlermeldung falls die Constraint verletzt wird.</text:p>
        </text:list-item>
      </text:list>
      <text:p text:style-name="Text_20_body">Abbildung der Kombinationen kann über eine Tabelle erfolgen. Um Fehler in der Konfiguration zu vermeiden wäre es günstig ein Konstrukt Kreuztabelle zu haben. In der Kreuztabelle können neben den gleichberechtigten Attributen zusätzlich noch andere Attribute verwendet werden, deren Wert als gegeben angenommen wird. Beispiel: Die erlaubten Versicherungssummen/Selbstbehalt-Kombinationen hängen vom Alter und vom Geschlecht ab.</text:p>
      <text:p text:style-name="P12">Aktueller Stand: </text:p>
      <text:p text:style-name="P12">Kann man über Tabellen und Validierungsregeln abbilden. Allerdings kann man an den gleichberechtigten Attributen zusätzlich noch Aufzählungen hinterlegen, die keinen Zusammenhang zu den Werten in der Tabelle ha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initial-creator>Jan Ortmann</text:initial-creator><text:tab/>Faktor-IPS: Attribute Value Constraints<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n Ortmann</meta:initial-creator>
    <meta:creation-date>2007-05-17T11:14:26</meta:creation-date>
    <dc:creator>Jan Ortmann</dc:creator>
    <dc:date>2007-09-07T14:11:03</dc:date>
    <meta:printed-by>Jan Ortmann</meta:printed-by>
    <meta:print-date>2007-05-17T20:39:33</meta:print-date>
    <dc:language>de-DE</dc:language>
    <meta:editing-cycles>153</meta:editing-cycles>
    <meta:editing-duration>P3DT16H58M41S</meta:editing-duration>
    <meta:user-defined meta:name="Info 1"/>
    <meta:user-defined meta:name="Info 2"/>
    <meta:user-defined meta:name="Info 3"/>
    <meta:user-defined meta:name="Info 4"/>
    <meta:document-statistic meta:table-count="1" meta:image-count="0" meta:object-count="0" meta:page-count="4" meta:paragraph-count="70" meta:word-count="1201" meta:character-count="9060"/>
  </office:meta>
</office:document-meta>
</file>